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font-size-asian="18pt" style:font-style-asian="italic" style:font-size-complex="18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E Address Map (Dunc's Machine).</text:p>
      <text:p text:style-name="Standard"/>
      <text:p text:style-name="Standard"/>
      <text:p text:style-name="Standard">C000-C00F<text:tab/>ANSI Video card's 6522 VIA (agreed standard location)</text:p>
      <text:p text:style-name="Standard"/>
      <text:p text:style-name="Standard">C010-C013<text:tab/>65C51 Serial Port (as coded in ROM currently)</text:p>
      <text:p text:style-name="Standard"/>
      <text:p text:style-name="Standard">C020-C02F<text:tab/>IO Bus Card VIA</text:p>
      <text:p text:style-name="Standard"/>
      <text:p text:style-name="Standard">C030-C038<text:tab/>SCC2691 UART Serial Card (not currently fitted)</text:p>
      <text:p text:style-name="Standard"/>
      <text:p text:style-name="Standard">C040-C04F<text:tab/>6522 VIA card (when fitted)</text:p>
      <text:p text:style-name="Standard"/>
      <text:p text:style-name="Standard">C0FC-C0FD<text:tab/>AY-3-8912A Sound Card (agreed standard location)</text:p>
      <text:p text:style-name="Standard"/>
      <text:p text:style-name="Standard">C0FF<text:tab/><text:tab/>Bank Register (Fixed Location)</text:p>
      <text:p text:style-name="Standard"/>
      <text:p text:style-name="Standard"><text:tab/><text:tab/>Page selection bits by bank:</text:p>
      <text:p text:style-name="Standard"/>
      <text:p text:style-name="Standard"><text:tab/><text:tab/>xxxx1234</text:p>
      <text:p text:style-name="Standard"/>
      <text:p text:style-name="Standard">NOTE:-</text:p>
      <text:p text:style-name="Standard"/>
      <text:p text:style-name="Standard">Don't page the ROM from EhBASIC or whilst interrupts are being run as the system will crash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ncan Gunn</meta:initial-creator>
    <meta:creation-date>2016-09-25T13:34:29.71</meta:creation-date>
    <dc:date>2018-06-14T18:01:16</dc:date>
    <dc:creator>Duncan Gunn</dc:creator>
    <meta:editing-duration>PT46M38S</meta:editing-duration>
    <meta:editing-cycles>7</meta:editing-cycles>
    <meta:generator>OpenOffice/4.1.3$Unix OpenOffice.org_project/413m1$Build-9783</meta:generator>
    <meta:document-statistic meta:table-count="0" meta:image-count="0" meta:object-count="0" meta:page-count="1" meta:paragraph-count="12" meta:word-count="78" meta:character-count="502"/>
  </office:meta>
</office:document-meta>
</file>